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Luxi Sans1" svg:font-family="'Luxi Sans'" style:font-pitch="variable"/>
    <style:font-face style:name="Tahoma" svg:font-family="Tahoma" style:font-pitch="variable"/>
    <style:font-face style:name="Nimbus Roman No9 L" svg:font-family="'Nimbus Roman No9 L'" style:font-family-generic="roman" style:font-pitch="variable"/>
    <style:font-face style:name="Luxi Sans" svg:font-family="'Luxi Sans'" style:font-family-generic="swiss" style:font-pitch="variable"/>
  </office:font-face-decls>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chedy a tisk</text:h>
      <text:p text:style-name="Text_20_body">V požadavcích na Plantlore je i požadavek na možnost tisku nálezových dat a na generování sched. V tomto případě jsme se díky předchozím zkušenostem rovnou rozhodli pro použití open-source knihovny JasperReports. Její použití bylo víceméně bezproblémové. Bylo nutné vyřešit problém s propagací výjimek (viz programátorská dokumentace). Nedořešený je problém informování uživatele o průběhu výpočtu. Momentálně se v Tasku pouští pouze metoda knihovny JasperReports, která pomocí zadaného, námi naprogramovaného zdroje vyplní zadaný formulář. Díky tomu není možné žádným snadným čistým způsobem informovat Observery Tasku o průběhu výpočtu. Proto se při generování sched a při tisku uživateli zobrazí pouze „neurčitý“ progress bar. Řešením by mohlo být datovému zdroji při konstrukci předávat referenci na Task, ve kterým je použitý. To by ale znamenalo, že pro každý Task by bylo nutné datový zdroj vytvořit znova. Jiným řešením by bylo v našem datovém zdroji implementovat i nějaký náš nový interface, který by umožňoval zadání a změnu Tasku, který se má použít pro informování o průběhu výpočtu. Ani to ale bohužel není ideální řešení.</text:p>
      <text:h text:style-name="Heading_20_1" text:outline-level="1">Lokalizace a internacionalizace</text:h>
      <text:p text:style-name="Text_20_body">Jedním z interních požadavků na funkčnost Plantlore byla i lokalizace a internacionalize. Lokalizování rozhraní Plantlore sleduje cíl případné použitelnosti aplikace i mimo Českou republiku. Lokalizace je řešena od počátku vývoje Plantlore. Třída L10n poskytuje podle aktuálního nebo nastaveného lokale přistup k lokalizovaným řetězcům podle zadaného klíče. Poskytuje také podporu pro internacionalizaci formou poskytování aktuálního používaného lokale.</text:p>
      <text:p text:style-name="Text_20_body">Při vytváření klíčů pro řetězce jsme z počátku nebyli jednotní, což vytvářelo zmatek v Plantlore.properties souborech uchovávajících překlady. Proto jsme strukturu klíčů určili konvencí, kterou je nutné dodržovat. Její dodržování je nutné pro přehlednost hlavně v tomto případě, kdy existuje jeden properties sobor pro celou aplikaci. Zvažovali jsme i použití samostatných properties souborů pro každou třídu, případně pro každý package. Zvolili jsme ale cestu jednoho společného souboru, protože naše konvence struktury klíčů je v prostředí Javy přirozená a navíc tento systém umožňuje jednoduché sdílení jednou definovaného klíče různými částmi aplikace. Hojně se tak děje například u klíčů s předponou „Commo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Luxi Sans1" svg:font-family="'Luxi Sans'" style:font-pitch="variable"/>
    <style:font-face style:name="Tahoma" svg:font-family="Tahoma" style:font-pitch="variable"/>
    <style:font-face style:name="Nimbus Roman No9 L" svg:font-family="'Nimbus Roman No9 L'" style:font-family-generic="roman" style:font-pitch="variable"/>
    <style:font-face style:name="Luxi Sans" svg:font-family="'Luxi Sans'"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cs" fo:country="CZ" style:font-name-asian="Luxi Sans1"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Luxi Sans" fo:font-size="14pt" style:font-name-asian="Luxi Sans1"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meta:creation-date>2006-09-10T22:10:11</meta:creation-date>
    <dc:date>2006-09-10T22:42:50</dc:date>
    <dc:language>cs-CZ</dc:language>
    <meta:editing-cycles>5</meta:editing-cycles>
    <meta:editing-duration>PT26M29S</meta:editing-duration>
    <meta:user-defined meta:name="Info 1"/>
    <meta:user-defined meta:name="Info 2"/>
    <meta:user-defined meta:name="Info 3"/>
    <meta:user-defined meta:name="Info 4"/>
    <meta:document-statistic meta:table-count="0" meta:image-count="0" meta:object-count="0" meta:page-count="1" meta:paragraph-count="5" meta:word-count="331" meta:character-count="2348"/>
  </office:meta>
</office:document-meta>
</file>